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fo:min-height="1.27cm"/>
    </style:style>
    <style:style style:name="gr3" style:family="graphic" style:parent-style-name="standard">
      <style:graphic-properties draw:stroke="none" svg:stroke-color="#000000" draw:fill="none" draw:fill-color="#ffffff" fo:min-height="1.143cm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1.397cm"/>
    </style:style>
    <style:style style:name="gr9" style:family="graphic" style:parent-style-name="standard">
      <style:graphic-properties draw:stroke="none" svg:stroke-color="#000000" draw:fill="none" draw:fill-color="#ffffff" fo:min-height="1.016cm"/>
    </style:style>
    <style:style style:name="gr10" style:family="graphic" style:parent-style-name="standard">
      <style:graphic-properties draw:stroke="none" svg:stroke-color="#000000" draw:fill="none" draw:fill-color="#ffffff" fo:min-height="3.93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778cm" svg:height="1.778cm" svg:x="4.81cm" svg:y="3.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layer="layout" svg:width="1.016cm" svg:height="1.52cm" svg:x="5.191cm" svg:y="3.794cm">
          <draw:text-box>
            <text:p>x</text:p>
          </draw:text-box>
        </draw:frame>
        <draw:custom-shape draw:style-name="gr1" draw:text-style-name="P1" draw:layer="layout" svg:width="1.778cm" svg:height="1.778cm" svg:x="13.573cm" svg:y="3.6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layer="layout" svg:width="0.762cm" svg:height="1.393cm" svg:x="14.081cm" svg:y="4.048cm">
          <draw:text-box>
            <text:p>y</text:p>
          </draw:text-box>
        </draw:frame>
        <draw:custom-shape draw:style-name="gr4" draw:text-style-name="P1" draw:layer="layout" svg:width="1.651cm" svg:height="1.651cm" svg:x="8.366cm" svg:y="9.128cm">
          <text:p text:style-name="P1">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1.651cm" svg:height="1.651cm" svg:x="13.446cm" svg:y="11.922cm">
          <text:p text:style-name="P1">v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1.651cm" svg:height="1.651cm" svg:x="2.016cm" svg:y="7.731cm">
          <text:p text:style-name="P1">u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6.588cm" svg:y1="4.429cm" svg:x2="13.7cm" svg:y2="4.556cm">
          <text:p/>
        </draw:line>
        <draw:path draw:style-name="gr6" draw:text-style-name="P1" draw:layer="layout" svg:width="5.586cm" svg:height="3.402cm" draw:transform="rotate (-1.06290551446455) translate (14.8520307227395cm 5.28149512783661cm)" svg:viewBox="0 0 5587 3403" svg:d="m0 293c452-220 707 15 1353-256 597-250 104 840 26 1225-87 428-550 869-18 1301 411 335 1036 262 1327-118 267-350 500-726 721-1113 147-257 523-1231 870-475 242 529 253 1174 658 1628l278 407 317 429 55 82">
          <text:p/>
        </draw:path>
        <draw:line draw:style-name="gr5" draw:text-style-name="P1" draw:layer="layout" svg:x1="14.716cm" svg:y1="11.668cm" svg:x2="14.335cm" svg:y2="12.176cm">
          <text:p/>
        </draw:line>
        <draw:line draw:style-name="gr5" draw:text-style-name="P1" draw:layer="layout" svg:x1="9.763cm" svg:y1="10.525cm" svg:x2="13.446cm" svg:y2="12.811cm">
          <text:p/>
        </draw:line>
        <draw:path draw:style-name="gr6" draw:text-style-name="P1" draw:layer="layout" svg:width="2.262cm" svg:height="2.774cm" draw:transform="rotate (-1.35263017029561) translate (5.79092589057392cm 5.34764900891835cm)" svg:viewBox="0 0 2263 2775" svg:d="m0 149c450 100 1134-461 1330 115 144 424-370 838-330 1282 60 644 899 438 1139 975l124 254">
          <text:p/>
        </draw:path>
        <draw:path draw:style-name="gr6" draw:text-style-name="P1" draw:layer="layout" svg:width="4.643cm" svg:height="0.207cm" draw:transform="rotate (-0.124092909816797) translate (3.5758335923cm 9.00926581719244cm)" svg:viewBox="0 0 4644 208" svg:d="m0 31c458-3 922-72 1378 5 492 84 976-7 1477 83 469 85 973-125 1433 88l356 1">
          <text:p/>
        </draw:path>
        <draw:path draw:style-name="gr7" draw:text-style-name="P1" draw:layer="layout" svg:width="9.799cm" svg:height="11.551cm" draw:transform="rotate (0.509112542806746) translate (-0.39875925127368cm 5.91398313046803cm)" svg:viewBox="0 0 9800 11552" svg:d="m4059 11552c574-91 1141 79 1722-99 564-173 1223-112 1718-455 382-264 738-575 1030-940 284-355 704-622 645-1155-54-497 186-923 281-1409 101-516 53-1021 187-1512 130-475 93-958 144-1434 56-510-52-1025-326-1495-256-439-644-642-1005-915-353-266-749-445-1112-722-356-270-735-493-1113-721s-740-503-1155-645c-560-192-1070 231-1649 241-547 9-1215-38-1598 420-282 337-429 769-645 1155-214 385-446 761-645 1156-213 423-534 794-534 1317 0 536-45 1073 164 1607s427 1041 639 1570c197 490 437 967 725 1414 265 411 582 788 936 1129 335 322 675 643 940 1030l321 330 450 99 136 26">
          <text:p text:style-name="P1"/>
        </draw:path>
        <draw:frame draw:style-name="gr8" draw:layer="layout" svg:width="1.524cm" svg:height="1.647cm" svg:x="5.064cm" svg:y="10.652cm">
          <draw:text-box>
            <text:p>s</text:p>
          </draw:text-box>
        </draw:frame>
        <draw:frame draw:style-name="gr9" draw:layer="layout" svg:width="1.143cm" svg:height="1.266cm" svg:x="2.778cm" svg:y="5.826cm">
          <draw:text-box>
            <text:p>P'</text:p>
          </draw:text-box>
        </draw:frame>
        <draw:frame draw:style-name="gr3" draw:layer="layout" svg:width="1.143cm" svg:height="1.393cm" svg:x="10.525cm" svg:y="2.143cm">
          <draw:text-box>
            <text:p>P</text:p>
          </draw:text-box>
        </draw:frame>
        <draw:frame draw:style-name="gr10" draw:layer="layout" svg:width="8.636cm" svg:height="4.187cm" svg:x="2.905cm" svg:y="17.51cm">
          <draw:text-box>
            <text:p>Quiz 8</text:p>
            <text:p>Qingyuan Zhang</text:p>
          </draw:text-box>
        </draw:frame>
        <draw:frame draw:style-name="gr11" draw:layer="layout" svg:width="0.502cm" svg:height="0.962cm" svg:x="-2.048cm" svg:y="10.017cm">
          <draw:text-box>
            <text:p/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AR PL UMing HK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AR PL UMing HK'" style:font-family-generic-asian="system" style:font-pitch-asian="variable" style:font-size-asian="18pt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Qingyuan Zhang</meta:initial-creator>
    <meta:creation-date>2014-11-18T12:12:10</meta:creation-date>
    <dc:date>2014-11-18T12:17:09</dc:date>
    <dc:creator>Qingyuan Zhang</dc:creator>
    <meta:editing-duration>P0D</meta:editing-duration>
    <meta:editing-cycles>1</meta:editing-cycles>
    <meta:document-statistic meta:object-count="19"/>
    <meta:generator>LibreOffice/4.0.4.2$Linux_X86_64 LibreOffice_project/400m0$Build-2</meta:generator>
  </office:meta>
</office:document-meta>
</file>